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1.803cm"/>
    </style:style>
    <style:style style:name="co31" style:family="table-column">
      <style:table-column-properties fo:break-before="auto" style:column-width="1.833cm"/>
    </style:style>
    <style:style style:name="co32" style:family="table-column">
      <style:table-column-properties fo:break-before="auto" style:column-width="1.152cm"/>
    </style:style>
    <style:style style:name="co33" style:family="table-column">
      <style:table-column-properties fo:break-before="auto" style:column-width="0.961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27cm"/>
    </style:style>
    <style:style style:name="co38" style:family="table-column">
      <style:table-column-properties fo:break-before="auto" style:column-width="1.3cm"/>
    </style:style>
    <style:style style:name="co39" style:family="table-column">
      <style:table-column-properties fo:break-before="auto" style:column-width="1.392cm"/>
    </style:style>
    <style:style style:name="co40" style:family="table-column">
      <style:table-column-properties fo:break-before="auto" style:column-width="3.799cm"/>
    </style:style>
    <style:style style:name="co41" style:family="table-column">
      <style:table-column-properties fo:break-before="auto" style:column-width="1.007cm"/>
    </style:style>
    <style:style style:name="co42" style:family="table-column">
      <style:table-column-properties fo:break-before="auto" style:column-width="1.498cm"/>
    </style:style>
    <style:style style:name="co43" style:family="table-column">
      <style:table-column-properties fo:break-before="auto" style:column-width="0.843cm"/>
    </style:style>
    <style:style style:name="co44" style:family="table-column">
      <style:table-column-properties fo:break-before="auto" style:column-width="0.877cm"/>
    </style:style>
    <style:style style:name="co45" style:family="table-column">
      <style:table-column-properties fo:break-before="auto" style:column-width="0.898cm"/>
    </style:style>
    <style:style style:name="co46" style:family="table-column">
      <style:table-column-properties fo:break-before="auto" style:column-width="0.572cm"/>
    </style:style>
    <style:style style:name="co47" style:family="table-column">
      <style:table-column-properties fo:break-before="auto" style:column-width="3.521cm"/>
    </style:style>
    <style:style style:name="co48" style:family="table-column">
      <style:table-column-properties fo:break-before="auto" style:column-width="3.63cm"/>
    </style:style>
    <style:style style:name="co49" style:family="table-column">
      <style:table-column-properties fo:break-before="auto" style:column-width="1.942cm"/>
    </style:style>
    <style:style style:name="co50" style:family="table-column">
      <style:table-column-properties fo:break-before="auto" style:column-width="7.28cm"/>
    </style:style>
    <style:style style:name="co51" style:family="table-column">
      <style:table-column-properties fo:break-before="auto" style:column-width="3.602cm"/>
    </style:style>
    <style:style style:name="co52" style:family="table-column">
      <style:table-column-properties fo:break-before="auto" style:column-width="16.293cm"/>
    </style:style>
    <style:style style:name="co53" style:family="table-column">
      <style:table-column-properties fo:break-before="auto" style:column-width="11.555cm"/>
    </style:style>
    <style:style style:name="co54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palette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2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3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4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8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61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8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8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I28"/>
    </style:style>
    <style:style style:name="ce505" style:family="table-cell" style:parent-style-name="Default">
      <style:map style:condition="cell-content()&gt;0" style:apply-style-name="ConditionalStyle_5f_10" style:base-cell-address="colours.A28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8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8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P28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P28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BD28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8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20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L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2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2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ce2" table:content-validation-name="val1" office:value-type="string" calcext:value-type="string">
            <text:p>{'fence':{'conditions':['single','remap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K26];[$dropdowns.A:.C];2;0)" office:value-type="float" office:value="10" calcext:value-type="float">
            <text:p>10</text:p>
          </table:table-cell>
          <table:table-cell table:formula="of:=VLOOKUP([.K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K29];[$dropdowns.A:.C];2;0)" office:value-type="float" office:value="10" calcext:value-type="float">
            <text:p>10</text:p>
          </table:table-cell>
          <table:table-cell table:formula="of:=VLOOKUP([.K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K31];[$dropdowns.A:.C];2;0)" office:value-type="float" office:value="10" calcext:value-type="float">
            <text:p>10</text:p>
          </table:table-cell>
          <table:table-cell table:formula="of:=VLOOKUP([.K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K32];[$dropdowns.A:.C];2;0)" office:value-type="float" office:value="14" calcext:value-type="float">
            <text:p>14</text:p>
          </table:table-cell>
          <table:table-cell table:formula="of:=VLOOKUP([.K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K33];[$dropdowns.A:.C];2;0)" office:value-type="float" office:value="10" calcext:value-type="float">
            <text:p>10</text:p>
          </table:table-cell>
          <table:table-cell table:formula="of:=VLOOKUP([.K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K34];[$dropdowns.A:.C];2;0)" office:value-type="float" office:value="14" calcext:value-type="float">
            <text:p>14</text:p>
          </table:table-cell>
          <table:table-cell table:formula="of:=VLOOKUP([.K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K35];[$dropdowns.A:.C];2;0)" office:value-type="float" office:value="10" calcext:value-type="float">
            <text:p>10</text:p>
          </table:table-cell>
          <table:table-cell table:formula="of:=VLOOKUP([.K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K36];[$dropdowns.A:.C];2;0)" office:value-type="float" office:value="14" calcext:value-type="float">
            <text:p>14</text:p>
          </table:table-cell>
          <table:table-cell table:formula="of:=VLOOKUP([.K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39];[$dropdowns.A:.C];2;0)" office:value-type="float" office:value="6" calcext:value-type="float">
            <text:p>6</text:p>
          </table:table-cell>
          <table:table-cell table:formula="of:=VLOOKUP([.K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0];[$dropdowns.A:.C];2;0)" office:value-type="float" office:value="10" calcext:value-type="float">
            <text:p>10</text:p>
          </table:table-cell>
          <table:table-cell table:formula="of:=VLOOKUP([.K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K41];[$dropdowns.A:.C];2;0)" office:value-type="float" office:value="6" calcext:value-type="float">
            <text:p>6</text:p>
          </table:table-cell>
          <table:table-cell table:formula="of:=VLOOKUP([.K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K42];[$dropdowns.A:.C];2;0)" office:value-type="float" office:value="10" calcext:value-type="float">
            <text:p>10</text:p>
          </table:table-cell>
          <table:table-cell table:formula="of:=VLOOKUP([.K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3];[$dropdowns.A:.C];2;0)" office:value-type="float" office:value="6" calcext:value-type="float">
            <text:p>6</text:p>
          </table:table-cell>
          <table:table-cell table:formula="of:=VLOOKUP([.K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4];[$dropdowns.A:.C];2;0)" office:value-type="float" office:value="10" calcext:value-type="float">
            <text:p>10</text:p>
          </table:table-cell>
          <table:table-cell table:formula="of:=VLOOKUP([.K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K45];[$dropdowns.A:.C];2;0)" office:value-type="float" office:value="6" calcext:value-type="float">
            <text:p>6</text:p>
          </table:table-cell>
          <table:table-cell table:formula="of:=VLOOKUP([.K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K46];[$dropdowns.A:.C];2;0)" office:value-type="float" office:value="10" calcext:value-type="float">
            <text:p>10</text:p>
          </table:table-cell>
          <table:table-cell table:formula="of:=VLOOKUP([.K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K47];[$dropdowns.A:.C];2;0)" office:value-type="float" office:value="10" calcext:value-type="float">
            <text:p>10</text:p>
          </table:table-cell>
          <table:table-cell table:formula="of:=VLOOKUP([.K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K48];[$dropdowns.A:.C];2;0)" office:value-type="float" office:value="10" calcext:value-type="float">
            <text:p>10</text:p>
          </table:table-cell>
          <table:table-cell table:formula="of:=VLOOKUP([.K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55];[$dropdowns.A:.C];2;0)" office:value-type="float" office:value="6" calcext:value-type="float">
            <text:p>6</text:p>
          </table:table-cell>
          <table:table-cell table:formula="of:=VLOOKUP([.K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56];[$dropdowns.A:.C];2;0)" office:value-type="float" office:value="10" calcext:value-type="float">
            <text:p>10</text:p>
          </table:table-cell>
          <table:table-cell table:formula="of:=VLOOKUP([.K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K57];[$dropdowns.A:.C];2;0)" office:value-type="float" office:value="10" calcext:value-type="float">
            <text:p>10</text:p>
          </table:table-cell>
          <table:table-cell table:formula="of:=VLOOKUP([.K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K59];[$dropdowns.A:.C];2;0)" office:value-type="float" office:value="6" calcext:value-type="float">
            <text:p>6</text:p>
          </table:table-cell>
          <table:table-cell table:formula="of:=VLOOKUP([.K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K60];[$dropdowns.A:.C];2;0)" office:value-type="float" office:value="10" calcext:value-type="float">
            <text:p>10</text:p>
          </table:table-cell>
          <table:table-cell table:formula="of:=VLOOKUP([.K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62];[$dropdowns.A:.C];2;0)" office:value-type="float" office:value="6" calcext:value-type="float">
            <text:p>6</text:p>
          </table:table-cell>
          <table:table-cell table:formula="of:=VLOOKUP([.K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63];[$dropdowns.A:.C];2;0)" office:value-type="float" office:value="10" calcext:value-type="float">
            <text:p>10</text:p>
          </table:table-cell>
          <table:table-cell table:formula="of:=VLOOKUP([.K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K64];[$dropdowns.A:.C];2;0)" office:value-type="float" office:value="10" calcext:value-type="float">
            <text:p>10</text:p>
          </table:table-cell>
          <table:table-cell table:formula="of:=VLOOKUP([.K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K65];[$dropdowns.A:.C];2;0)" office:value-type="float" office:value="6" calcext:value-type="float">
            <text:p>6</text:p>
          </table:table-cell>
          <table:table-cell table:formula="of:=VLOOKUP([.K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K66];[$dropdowns.A:.C];2;0)" office:value-type="float" office:value="10" calcext:value-type="float">
            <text:p>10</text:p>
          </table:table-cell>
          <table:table-cell table:formula="of:=VLOOKUP([.K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K67];[$dropdowns.A:.C];2;0)" office:value-type="float" office:value="10" calcext:value-type="float">
            <text:p>10</text:p>
          </table:table-cell>
          <table:table-cell table:formula="of:=VLOOKUP([.K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K69];[$dropdowns.A:.C];2;0)" office:value-type="float" office:value="10" calcext:value-type="float">
            <text:p>10</text:p>
          </table:table-cell>
          <table:table-cell table:formula="of:=VLOOKUP([.K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K97];[$dropdowns.A:.C];2;0)" office:value-type="float" office:value="10" calcext:value-type="float">
            <text:p>10</text:p>
          </table:table-cell>
          <table:table-cell table:formula="of:=VLOOKUP([.K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e': {'$': 3},'n': {'$': 3},'s': {'$': 3},'w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K102];[$dropdowns.A:.C];2;0)" office:value-type="float" office:value="10" calcext:value-type="float">
            <text:p>10</text:p>
          </table:table-cell>
          <table:table-cell table:formula="of:=VLOOKUP([.K10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ce2" table:content-validation-name="val1" office:value-type="string" calcext:value-type="string">
            <text:p>{'gro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 table:visibility="filter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visibility="filter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1">
          <table:table-cell table:number-columns-repeated="11"/>
          <table:table-cell table:content-validation-name="val1" table:number-columns-repeated="3"/>
          <table:table-cell table:number-columns-repeated="18"/>
        </table:table-row>
        <table:table-row table:style-name="ro1">
          <table:table-cell table:number-columns-repeated="11"/>
          <table:table-cell table:content-validation-name="val1" table:number-columns-repeated="3"/>
          <table:table-cell table:number-columns-repeated="18"/>
        </table:table-row>
        <calcext:conditional-formats>
          <calcext:conditional-format calcext:target-range-address="items.C145:items.E1048576 items.C1:items.C126 items.C128:items.C1048576 items.I141:items.J144 items.J138:items.J140 items.J120:items.J136 items.I2:items.I8 items.G9:items.I14 items.G26:items.I30 items.I15:items.I25 items.G41:items.I46 items.I31:items.I40 items.G55:items.I56 items.I47:items.I54 items.G59:items.I60 items.I57:items.I58 items.I61:items.I140 items.G72:items.H73 items.G65:items.H67 items.G62:items.H63 items.J2:items.J118 items.D1:items.E144 items.G15:items.G15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5" table:default-cell-style-name="ce62"/>
        <table:table-column table:style-name="co26" table:default-cell-style-name="ce62"/>
        <table:table-column table:style-name="co27" table:number-columns-repeated="2" table:default-cell-style-name="ce62"/>
        <table:table-column table:style-name="co28" table:default-cell-style-name="ce62"/>
        <table:table-column table:style-name="co9" table:default-cell-style-name="ce62"/>
        <table:table-column table:style-name="co29" table:default-cell-style-name="ce62"/>
        <table:table-column table:style-name="co30" table:default-cell-style-name="ce62"/>
        <table:table-column table:style-name="co31" table:default-cell-style-name="ce62"/>
        <table:table-column table:style-name="co32" table:default-cell-style-name="ce62"/>
        <table:table-column table:style-name="co33" table:number-columns-repeated="2" table:default-cell-style-name="ce62"/>
        <table:table-column table:style-name="co34" table:default-cell-style-name="ce62"/>
        <table:table-column table:style-name="co35" table:default-cell-style-name="ce62"/>
        <table:table-column table:style-name="co15" table:default-cell-style-name="ce62"/>
        <table:table-column table:style-name="co29" table:number-columns-repeated="14" table:default-cell-style-name="ce62"/>
        <table:table-column table:style-name="co36" table:number-columns-repeated="3" table:default-cell-style-name="ce62"/>
        <table:table-column table:style-name="co37" table:number-columns-repeated="2" table:default-cell-style-name="ce505"/>
        <table:table-column table:style-name="co38" table:number-columns-repeated="25" table:default-cell-style-name="ce505"/>
        <table:table-column table:style-name="co39" table:number-columns-repeated="9" table:default-cell-style-name="ce505"/>
        <table:table-column table:style-name="co38" table:number-columns-repeated="21" table:default-cell-style-name="ce505"/>
        <table:table-column table:style-name="co20" table:number-columns-repeated="16292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375" office:value-type="string" calcext:value-type="string">
            <text:p>white080F</text:p>
          </table:table-cell>
          <table:table-cell table:style-name="ce375" office:value-type="string" calcext:value-type="string">
            <text:p>grey</text:p>
          </table:table-cell>
          <table:table-cell table:style-name="ce375" office:value-type="string" calcext:value-type="string">
            <text:p>brown1</text:p>
          </table:table-cell>
          <table:table-cell table:style-name="ce375" office:value-type="string" calcext:value-type="string">
            <text:p>brown2</text:p>
          </table:table-cell>
          <table:table-cell table:style-name="ce375" office:value-type="string" calcext:value-type="string">
            <text:p>mauve</text:p>
          </table:table-cell>
          <table:table-cell table:style-name="ce375" office:value-type="string" calcext:value-type="string">
            <text:p>dark_green</text:p>
          </table:table-cell>
          <table:table-cell table:style-name="ce375" office:value-type="string" calcext:value-type="string">
            <text:p>peach</text:p>
          </table:table-cell>
          <table:table-cell table:style-name="ce375" office:value-type="string" calcext:value-type="string">
            <text:p>light_blue</text:p>
          </table:table-cell>
          <table:table-cell table:style-name="ce375" office:value-type="string" calcext:value-type="string">
            <text:p>dark_blue</text:p>
          </table:table-cell>
          <table:table-cell table:style-name="ce375" office:value-type="string" calcext:value-type="string">
            <text:p>black</text:p>
          </table:table-cell>
          <table:table-cell table:style-name="ce375" office:value-type="string" calcext:value-type="string">
            <text:p>midgrey</text:p>
          </table:table-cell>
          <table:table-cell table:style-name="ce375" office:value-type="string" calcext:value-type="string">
            <text:p>gold</text:p>
          </table:table-cell>
          <table:table-cell table:style-name="ce375" office:value-type="string" calcext:value-type="string">
            <text:p>red_brown</text:p>
          </table:table-cell>
          <table:table-cell table:style-name="ce375" office:value-type="string" calcext:value-type="string">
            <text:p>red</text:p>
          </table:table-cell>
          <table:table-cell table:style-name="ce375" office:value-type="string" calcext:value-type="string">
            <text:p>maroon</text:p>
          </table:table-cell>
          <table:table-cell table:style-name="ce375" office:value-type="string" calcext:value-type="string">
            <text:p>mix01</text:p>
          </table:table-cell>
          <table:table-cell table:style-name="ce375" office:value-type="string" calcext:value-type="string">
            <text:p>mix02</text:p>
          </table:table-cell>
          <table:table-cell table:style-name="ce375" office:value-type="string" calcext:value-type="string">
            <text:p>mix03</text:p>
          </table:table-cell>
          <table:table-cell table:style-name="ce375" office:value-type="string" calcext:value-type="string">
            <text:p>mix04</text:p>
          </table:table-cell>
          <table:table-cell table:style-name="ce375" office:value-type="string" calcext:value-type="string">
            <text:p>half01</text:p>
          </table:table-cell>
          <table:table-cell table:style-name="ce375" office:value-type="string" calcext:value-type="string">
            <text:p>half02</text:p>
          </table:table-cell>
          <table:table-cell table:style-name="ce375" office:value-type="string" calcext:value-type="string">
            <text:p>half03</text:p>
          </table:table-cell>
          <table:table-cell table:style-name="ce375" office:value-type="string" calcext:value-type="string">
            <text:p>half04</text:p>
          </table:table-cell>
          <table:table-cell table:style-name="ce375" office:value-type="string" calcext:value-type="string">
            <text:p>half05</text:p>
          </table:table-cell>
          <table:table-cell table:style-name="ce375" office:value-type="string" calcext:value-type="string">
            <text:p>half06</text:p>
          </table:table-cell>
          <table:table-cell table:style-name="ce375" office:value-type="string" calcext:value-type="string">
            <text:p>half07</text:p>
          </table:table-cell>
          <table:table-cell table:style-name="ce375" office:value-type="string" calcext:value-type="string">
            <text:p>half08</text:p>
          </table:table-cell>
          <table:table-cell table:style-name="ce375" office:value-type="string" calcext:value-type="string">
            <text:p>half09</text:p>
          </table:table-cell>
          <table:table-cell table:style-name="ce375" office:value-type="string" calcext:value-type="string">
            <text:p>half10</text:p>
          </table:table-cell>
          <table:table-cell table:style-name="ce375" office:value-type="string" calcext:value-type="string">
            <text:p>half11</text:p>
          </table:table-cell>
          <table:table-cell table:style-name="ce375" office:value-type="string" calcext:value-type="string">
            <text:p>half12</text:p>
          </table:table-cell>
          <table:table-cell table:style-name="ce375" office:value-type="string" calcext:value-type="string">
            <text:p>half13</text:p>
          </table:table-cell>
          <table:table-cell table:style-name="ce375" office:value-type="string" calcext:value-type="string">
            <text:p>brn686Dbla0106</text:p>
          </table:table-cell>
          <table:table-cell table:style-name="ce375" office:value-type="string" calcext:value-type="string">
            <text:p>brn686Dbla0308</text:p>
          </table:table-cell>
          <table:table-cell table:style-name="ce375" office:value-type="string" calcext:value-type="string">
            <text:p>brn686Dgry050A</text:p>
          </table:table-cell>
          <table:table-cell table:style-name="ce375" office:value-type="string" calcext:value-type="string">
            <text:p>brn686Dblu9095</text:p>
          </table:table-cell>
          <table:table-cell table:style-name="ce375" office:value-type="string" calcext:value-type="string">
            <text:p>brn6A6Fbla0106</text:p>
          </table:table-cell>
          <table:table-cell table:style-name="ce375" office:value-type="string" calcext:value-type="string">
            <text:p>brn6A6Fbla0308</text:p>
          </table:table-cell>
          <table:table-cell table:style-name="ce375" office:value-type="string" calcext:value-type="string">
            <text:p>brn6A6Fbla050A</text:p>
          </table:table-cell>
          <table:table-cell table:style-name="ce375" office:value-type="string" calcext:value-type="string">
            <text:p>brn6A6Fbrn686D</text:p>
          </table:table-cell>
          <table:table-cell table:style-name="ce375" office:value-type="string" calcext:value-type="string">
            <text:p>bla0106bla0106</text:p>
          </table:table-cell>
          <table:table-cell table:style-name="ce375" office:value-type="string" calcext:value-type="string">
            <text:p>bla0308brn2025</text:p>
          </table:table-cell>
          <table:table-cell table:style-name="ce375" office:value-type="string" calcext:value-type="string">
            <text:p>bla0308brn2227</text:p>
          </table:table-cell>
          <table:table-cell table:style-name="ce375" office:value-type="string" calcext:value-type="string">
            <text:p>gry050Abla0106</text:p>
          </table:table-cell>
          <table:table-cell table:style-name="ce375" office:value-type="string" calcext:value-type="string">
            <text:p>gry050Abla0308</text:p>
          </table:table-cell>
          <table:table-cell table:style-name="ce375" office:value-type="string" calcext:value-type="string">
            <text:p>gry050Awhi0A0F</text:p>
          </table:table-cell>
          <table:table-cell table:style-name="ce375" office:value-type="string" calcext:value-type="string">
            <text:p>gry050Abrn686D</text:p>
          </table:table-cell>
          <table:table-cell table:style-name="ce375" office:value-type="string" calcext:value-type="string">
            <text:p>gry050Abrn2025</text:p>
          </table:table-cell>
          <table:table-cell table:style-name="ce375" office:value-type="string" calcext:value-type="string">
            <text:p>gry050Abrn2227</text:p>
          </table:table-cell>
          <table:table-cell table:style-name="ce375" office:value-type="string" calcext:value-type="string">
            <text:p>whi0A0Fbla0106</text:p>
          </table:table-cell>
          <table:table-cell table:style-name="ce375" office:value-type="string" calcext:value-type="string">
            <text:p>whi0A0Fbla0308</text:p>
          </table:table-cell>
          <table:table-cell table:style-name="ce375" office:value-type="string" calcext:value-type="string">
            <text:p>whi0A0Fbla050A</text:p>
          </table:table-cell>
          <table:table-cell table:style-name="ce375" office:value-type="string" calcext:value-type="string">
            <text:p>whi0A0Fbrn686D</text:p>
          </table:table-cell>
          <table:table-cell table:style-name="ce375" office:value-type="string" calcext:value-type="string">
            <text:p>whi0A0Fbrn2025</text:p>
          </table:table-cell>
          <table:table-cell table:style-name="ce375" office:value-type="string" calcext:value-type="string">
            <text:p>whi0A0Fbrn2227</text:p>
          </table:table-cell>
          <table:table-cell table:style-name="ce375" office:value-type="string" calcext:value-type="string">
            <text:p>whi080Dbla0106</text:p>
          </table:table-cell>
          <table:table-cell table:style-name="ce375" office:value-type="string" calcext:value-type="string">
            <text:p>whi080Dbla0308</text:p>
          </table:table-cell>
          <table:table-cell table:style-name="ce375" office:value-type="string" calcext:value-type="string">
            <text:p>whi080Dbla050A</text:p>
          </table:table-cell>
          <table:table-cell table:style-name="ce375" office:value-type="string" calcext:value-type="string">
            <text:p>whi080Dbrn686D</text:p>
          </table:table-cell>
          <table:table-cell table:style-name="ce375" office:value-type="string" calcext:value-type="string">
            <text:p>whi080Dbrn2025</text:p>
          </table:table-cell>
          <table:table-cell table:style-name="ce375" office:value-type="string" calcext:value-type="string">
            <text:p>whi080Dbrn2227</text:p>
          </table:table-cell>
          <table:table-cell table:style-name="ce24" office:value-type="string" calcext:value-type="string">
            <text:p>sil1116bla0106</text:p>
          </table:table-cell>
          <table:table-cell table:style-name="ce24" office:value-type="string" calcext:value-type="string">
            <text:p>sil1116brn686D</text:p>
          </table:table-cell>
          <table:table-cell table:style-name="ce24" office:value-type="string" calcext:value-type="string">
            <text:p>sil1116brn2025</text:p>
          </table:table-cell>
          <table:table-cell table:style-name="ce24" office:value-type="string" calcext:value-type="string">
            <text:p>sil1116brn2227</text:p>
          </table:table-cell>
          <table:table-cell table:style-name="ce24" office:value-type="string" calcext:value-type="string">
            <text:p>sil1116pea7378</text:p>
          </table:table-cell>
          <table:table-cell table:style-name="ce24" office:value-type="string" calcext:value-type="string">
            <text:p>sil1116mar292E</text:p>
          </table:table-cell>
          <table:table-cell table:style-name="ce24" office:value-type="string" calcext:value-type="string">
            <text:p>sil1116pea595E</text:p>
          </table:table-cell>
          <table:table-cell table:style-name="ce24" office:value-type="string" calcext:value-type="string">
            <text:p>brn2025bla0106</text:p>
          </table:table-cell>
          <table:table-cell table:style-name="ce24" office:value-type="string" calcext:value-type="string">
            <text:p>brn2025bla0308</text:p>
          </table:table-cell>
          <table:table-cell table:style-name="ce24" office:value-type="string" calcext:value-type="string">
            <text:p>brn2025bla050A</text:p>
          </table:table-cell>
          <table:table-cell table:style-name="ce24" office:value-type="string" calcext:value-type="string">
            <text:p>brn2025gry090E</text:p>
          </table:table-cell>
          <table:table-cell table:style-name="ce24" office:value-type="string" calcext:value-type="string">
            <text:p>brn2025whi0A0F</text:p>
          </table:table-cell>
          <table:table-cell table:style-name="ce24" office:value-type="string" calcext:value-type="string">
            <text:p>brn2025sil1116</text:p>
          </table:table-cell>
          <table:table-cell table:style-name="ce24" office:value-type="string" calcext:value-type="string">
            <text:p>brn2025brn484D</text:p>
          </table:table-cell>
          <table:table-cell table:style-name="ce24" office:value-type="string" calcext:value-type="string">
            <text:p>brn2025mau8186</text:p>
          </table:table-cell>
          <table:table-cell table:style-name="ce24" office:value-type="string" calcext:value-type="string">
            <text:p>brn2227bla0106</text:p>
          </table:table-cell>
          <table:table-cell table:style-name="ce24" office:value-type="string" calcext:value-type="string">
            <text:p>brn2227bla0308</text:p>
          </table:table-cell>
          <table:table-cell table:style-name="ce24" office:value-type="string" calcext:value-type="string">
            <text:p>brn2227bla050A</text:p>
          </table:table-cell>
          <table:table-cell table:style-name="ce24" office:value-type="string" calcext:value-type="string">
            <text:p>brn2227gry090E</text:p>
          </table:table-cell>
          <table:table-cell table:style-name="ce24" office:value-type="string" calcext:value-type="string">
            <text:p>brn2227whi0A0F</text:p>
          </table:table-cell>
          <table:table-cell table:style-name="ce24" office:value-type="string" calcext:value-type="string">
            <text:p>brn2227sil1116</text:p>
          </table:table-cell>
          <table:table-cell table:style-name="ce24" office:value-type="string" calcext:value-type="string">
            <text:p>brn2227rbrn484D</text:p>
          </table:table-cell>
          <table:table-cell table:style-name="ce24" office:value-type="string" calcext:value-type="string">
            <text:p>brn2227mau8186</text:p>
          </table:table-cell>
          <table:table-cell table:style-name="ce24" office:value-type="string" calcext:value-type="string">
            <text:p>mau8186brn2025</text:p>
          </table:table-cell>
          <table:table-cell table:style-name="ce24" office:value-type="string" calcext:value-type="string">
            <text:p>mau8186brn2227</text:p>
          </table:table-cell>
          <table:table-cell table:style-name="ce24" office:value-type="string" calcext:value-type="string">
            <text:p>brn484Dbrn2025</text:p>
          </table:table-cell>
          <table:table-cell table:style-name="ce24" office:value-type="string" calcext:value-type="string">
            <text:p>brn484Dbrn2227</text:p>
          </table:table-cell>
          <table:table-cell table:style-name="ce24" office:value-type="string" calcext:value-type="string">
            <text:p>mar282Dbla0106</text:p>
          </table:table-cell>
          <table:table-cell table:style-name="ce24" table:number-columns-repeated="16292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24" table:number-columns-repeated="16292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89" table:style-name="ce375" office:value-type="string" calcext:value-type="string">
            <text:p>yes</text:p>
          </table:table-cell>
          <table:table-cell table:style-name="ce24" table:number-columns-repeated="16292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377" office:value-type="string" calcext:value-type="string">
            <text:p>09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5" office:value-type="float" office:value="20" calcext:value-type="float">
            <text:p>20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491" office:value-type="float" office:value="50" calcext:value-type="float">
            <text:p>50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2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style-name="ce382" office:value-type="string" calcext:value-type="string">
            <text:p>0E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76" office:value-type="string" calcext:value-type="string">
            <text:p>B6</text:p>
          </table:table-cell>
          <table:table-cell table:number-columns-repeated="4" table:style-name="ce506" office:value-type="float" office:value="92" calcext:value-type="float">
            <text:p>92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495" office:value-type="string" calcext:value-type="string">
            <text:p>BB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number-columns-repeated="27" table:style-name="ce495" office:value-type="string" calcext:value-type="string">
            <text:p>BB</text:p>
          </table:table-cell>
          <table:table-cell table:style-name="ce24" table:number-columns-repeated="16292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379" office:value-type="string" calcext:value-type="string">
            <text:p>0B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492" office:value-type="float" office:value="52" calcext:value-type="float">
            <text:p>52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2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style-name="ce383" office:value-type="string" calcext:value-type="string">
            <text:p>0F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477" office:value-type="string" calcext:value-type="string">
            <text:p>B7</text:p>
          </table:table-cell>
          <table:table-cell table:number-columns-repeated="4" table:style-name="ce507" office:value-type="float" office:value="93" calcext:value-type="float">
            <text:p>93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496" office:value-type="string" calcext:value-type="string">
            <text:p>BC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number-columns-repeated="27" table:style-name="ce496" office:value-type="string" calcext:value-type="string">
            <text:p>BC</text:p>
          </table:table-cell>
          <table:table-cell table:style-name="ce24" table:number-columns-repeated="16292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80" office:value-type="string" calcext:value-type="string">
            <text:p>0C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398" office:value-type="float" office:value="23" calcext:value-type="float">
            <text:p>23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00" office:value-type="float" office:value="25" calcext:value-type="float">
            <text:p>25</text:p>
          </table:table-cell>
          <table:table-cell table:style-name="ce392" office:value-type="float" office:value="16" calcext:value-type="float">
            <text:p>16</text:p>
          </table:table-cell>
          <table:table-cell table:style-name="ce493" office:value-type="float" office:value="53" calcext:value-type="float">
            <text:p>53</text:p>
          </table:table-cell>
          <table:table-cell table:number-columns-repeated="4" table:style-name="ce497" office:value-type="float" office:value="68" calcext:value-type="float">
            <text:p>68</text:p>
          </table:table-cell>
          <table:table-cell table:number-columns-repeated="4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7" table:style-name="ce387" office:value-type="float" office:value="11" calcext:value-type="float">
            <text:p>11</text:p>
          </table:table-cell>
          <table:table-cell table:number-columns-repeated="8" table:style-name="ce395" office:value-type="float" office:value="20" calcext:value-type="float">
            <text:p>20</text:p>
          </table:table-cell>
          <table:table-cell table:number-columns-repeated="8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2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24" table:number-columns-repeated="16292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2" office:value-type="string" calcext:value-type="string">
            <text:p>0E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style-name="ce494" office:value-type="float" office:value="54" calcext:value-type="float">
            <text:p>54</text:p>
          </table:table-cell>
          <table:table-cell table:number-columns-repeated="4" table:style-name="ce403" office:value-type="float" office:value="69" calcext:value-type="float">
            <text:p>69</text:p>
          </table:table-cell>
          <table:table-cell table:number-columns-repeated="4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7" table:style-name="ce388" office:value-type="float" office:value="12" calcext:value-type="float">
            <text:p>12</text:p>
          </table:table-cell>
          <table:table-cell table:number-columns-repeated="8" table:style-name="ce396" office:value-type="float" office:value="21" calcext:value-type="float">
            <text:p>21</text:p>
          </table:table-cell>
          <table:table-cell table:number-columns-repeated="8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2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24" table:number-columns-repeated="16292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97" office:value-type="float" office:value="22" calcext:value-type="float">
            <text:p>22</text:p>
          </table:table-cell>
          <table:table-cell table:style-name="ce377" office:value-type="string" calcext:value-type="string">
            <text:p>09</text:p>
          </table:table-cell>
          <table:table-cell table:style-name="ce395" office:value-type="float" office:value="20" calcext:value-type="float">
            <text:p>20</text:p>
          </table:table-cell>
          <table:table-cell table:style-name="ce453" office:value-type="string" calcext:value-type="string">
            <text:p>04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number-columns-repeated="4" table:style-name="ce498" office:value-type="string" calcext:value-type="string">
            <text:p>6A</text:p>
          </table:table-cell>
          <table:table-cell table:number-columns-repeated="4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7" table:style-name="ce389" office:value-type="float" office:value="13" calcext:value-type="float">
            <text:p>13</text:p>
          </table:table-cell>
          <table:table-cell table:number-columns-repeated="8" table:style-name="ce397" office:value-type="float" office:value="22" calcext:value-type="float">
            <text:p>22</text:p>
          </table:table-cell>
          <table:table-cell table:number-columns-repeated="8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2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92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79" office:value-type="string" calcext:value-type="string">
            <text:p>0B</text:p>
          </table:table-cell>
          <table:table-cell table:style-name="ce397" office:value-type="float" office:value="22" calcext:value-type="float">
            <text:p>22</text:p>
          </table:table-cell>
          <table:table-cell table:style-name="ce455" office:value-type="string" calcext:value-type="string">
            <text:p>06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number-columns-repeated="4" table:style-name="ce499" office:value-type="string" calcext:value-type="string">
            <text:p>6B</text:p>
          </table:table-cell>
          <table:table-cell table:number-columns-repeated="4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7" table:style-name="ce390" office:value-type="float" office:value="14" calcext:value-type="float">
            <text:p>14</text:p>
          </table:table-cell>
          <table:table-cell table:number-columns-repeated="8" table:style-name="ce398" office:value-type="float" office:value="23" calcext:value-type="float">
            <text:p>23</text:p>
          </table:table-cell>
          <table:table-cell table:number-columns-repeated="8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2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92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380" office:value-type="string" calcext:value-type="string">
            <text:p>0C</text:p>
          </table:table-cell>
          <table:table-cell table:style-name="ce398" office:value-type="float" office:value="23" calcext:value-type="float">
            <text:p>23</text:p>
          </table:table-cell>
          <table:table-cell table:style-name="ce456" office:value-type="string" calcext:value-type="string">
            <text:p>07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style-name="ce392" office:value-type="float" office:value="16" calcext:value-type="float">
            <text:p>16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number-columns-repeated="4" table:style-name="ce500" office:value-type="string" calcext:value-type="string">
            <text:p>6C</text:p>
          </table:table-cell>
          <table:table-cell table:number-columns-repeated="4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7" table:style-name="ce391" office:value-type="float" office:value="15" calcext:value-type="float">
            <text:p>15</text:p>
          </table:table-cell>
          <table:table-cell table:number-columns-repeated="8" table:style-name="ce399" office:value-type="float" office:value="24" calcext:value-type="float">
            <text:p>24</text:p>
          </table:table-cell>
          <table:table-cell table:number-columns-repeated="8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2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92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82" office:value-type="string" calcext:value-type="string">
            <text:p>0E</text:p>
          </table:table-cell>
          <table:table-cell table:style-name="ce399" office:value-type="float" office:value="24" calcext:value-type="float">
            <text:p>24</text:p>
          </table:table-cell>
          <table:table-cell table:style-name="ce376" office:value-type="string" calcext:value-type="string">
            <text:p>08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455" office:value-type="string" calcext:value-type="string">
            <text:p>06</text:p>
          </table:table-cell>
          <table:table-cell table:number-columns-repeated="4" table:style-name="ce501" office:value-type="string" calcext:value-type="string">
            <text:p>6D</text:p>
          </table:table-cell>
          <table:table-cell table:number-columns-repeated="4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7" table:style-name="ce392" office:value-type="float" office:value="16" calcext:value-type="float">
            <text:p>16</text:p>
          </table:table-cell>
          <table:table-cell table:number-columns-repeated="8" table:style-name="ce400" office:value-type="float" office:value="25" calcext:value-type="float">
            <text:p>25</text:p>
          </table:table-cell>
          <table:table-cell table:number-columns-repeated="8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2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24" table:number-columns-repeated="16292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27" table:style-name="ce440" office:value-type="string" calcext:value-type="string">
            <text:p>9F</text:p>
          </table:table-cell>
          <table:table-cell table:style-name="ce24" table:number-columns-repeated="16292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27" table:style-name="ce441" office:value-type="string" calcext:value-type="string">
            <text:p>A0</text:p>
          </table:table-cell>
          <table:table-cell table:style-name="ce24" table:number-columns-repeated="16292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24" table:number-columns-repeated="16292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24" table:number-columns-repeated="16292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24" table:number-columns-repeated="16292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24" table:number-columns-repeated="16292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24" table:number-columns-repeated="16292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24" table:number-columns-repeated="16292"/>
        </table:table-row>
        <table:table-row table:style-name="ro1">
          <table:table-cell table:style-name="ce42" office:value-type="string" calcext:value-type="string">
            <text:p>palette17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474" office:value-type="string" calcext:value-type="string">
            <text:p>B3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3" office:value-type="string" calcext:value-type="string">
            <text:p>palette18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475" office:value-type="string" calcext:value-type="string">
            <text:p>B4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4" office:value-type="string" calcext:value-type="string">
            <text:p>palette1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397" office:value-type="float" office:value="22" calcext:value-type="float">
            <text:p>22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5" office:value-type="string" calcext:value-type="string">
            <text:p>palette2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398" office:value-type="float" office:value="23" calcext:value-type="float">
            <text:p>23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6" office:value-type="string" calcext:value-type="string">
            <text:p>palette2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399" office:value-type="float" office:value="24" calcext:value-type="float">
            <text:p>24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7" office:value-type="string" calcext:value-type="string">
            <text:p>palette2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400" office:value-type="float" office:value="25" calcext:value-type="float">
            <text:p>25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8" office:value-type="string" calcext:value-type="string">
            <text:p>palette2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401" office:value-type="float" office:value="26" calcext:value-type="float">
            <text:p>26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table:style-name="ce49" office:value-type="string" calcext:value-type="string">
            <text:p>palette2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 table:number-columns-repeated="4"/>
          <table:table-cell table:style-name="ce394"/>
          <table:table-cell table:style-name="ce384" table:number-columns-repeated="5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4"/>
          <table:table-cell table:style-name="ce394" table:number-columns-repeated="2"/>
          <table:table-cell table:style-name="ce384" table:number-columns-repeated="2"/>
          <table:table-cell table:style-name="ce394" table:number-columns-repeated="2"/>
          <table:table-cell table:style-name="ce402" office:value-type="float" office:value="27" calcext:value-type="float">
            <text:p>27</text:p>
          </table:table-cell>
          <table:table-cell table:style-name="ce384" table:number-columns-repeated="7"/>
          <table:table-cell table:style-name="ce394"/>
          <table:table-cell table:style-name="ce384"/>
          <table:table-cell table:style-name="ce394"/>
          <table:table-cell table:style-name="ce384" table:number-columns-repeated="5"/>
          <table:table-cell table:style-name="ce394"/>
          <table:table-cell table:style-name="ce384"/>
          <table:table-cell table:style-name="ce394" table:number-columns-repeated="5"/>
          <table:table-cell table:style-name="ce384"/>
          <table:table-cell table:style-name="ce207" table:number-columns-repeated="16292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0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0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30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7" table:style-name="ce62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48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9" table:style-name="ce508" office:value-type="float" office:value="0" calcext:value-type="float">
            <text:p>0</text:p>
          </table:table-cell>
          <table:table-cell table:number-columns-repeated="16292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7" table:style-name="ce62" office:value-type="float" office:value="0" calcext:value-type="float">
            <text:p>0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0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2" table:style-name="ce62" office:value-type="float" office:value="0" calcext:value-type="float">
            <text:p>0</text:p>
          </table:table-cell>
          <table:table-cell table:number-columns-repeated="16292"/>
        </table:table-row>
        <table:table-row table:style-name="ro1" table:number-rows-repeated="1048415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colours.P29:colours.Q109 colours.AI161:colours.XFD1048576 colours.R28:colours.AH109 colours.AM133:colours.AM160 colours.B95:colours.O95 colours.A161:colours.AG1048576 colours.C110:colours.AH144 colours.C28:colours.O94 colours.C96:colours.O109 colours.C145:colours.AG158 colours.A28:colours.A60 colours.B159:colours.AG160 colours.AJ134:colours.AL159 colours.B109:colours.B112 colours.AJ28:colours.AM132 colours.AI133:colours.AL133 colours.AZ28:colours.BC28 colours.BE28:colours.XFD28 colours.AN133:colours.AO133 colours.AR28:colours.AY29 colours.AZ29:colours.XFD29 colours.AR30:colours.XFD159 colours.AH145:colours.AH1048576 colours.AI160:colours.AL160 colours.AN160:colours.XFD160">
            <calcext:condition calcext:apply-style-name="ConditionalStyle_10" calcext:value="&gt;0" calcext:base-cell-address="colours.A28"/>
          </calcext:conditional-format>
          <calcext:conditional-format calcext:target-range-address="colours.P28:colours.Q28">
            <calcext:condition calcext:apply-style-name="ConditionalStyle_10" calcext:value="&gt;0" calcext:base-cell-address="colours.P28"/>
          </calcext:conditional-format>
          <calcext:conditional-format calcext:target-range-address="colours.AK134:colours.AM159 colours.AK29:colours.AM132">
            <calcext:condition calcext:apply-style-name="ConditionalStyle_10" calcext:value="&gt;0" calcext:base-cell-address="colours.AK29"/>
          </calcext:conditional-format>
          <calcext:conditional-format calcext:target-range-address="colours.AI134:colours.AI159 colours.AN134:colours.AO159 colours.AI28:colours.AI132 colours.AN28:colours.AO132">
            <calcext:condition calcext:apply-style-name="ConditionalStyle_10" calcext:value="&gt;0" calcext:base-cell-address="colours.AI28"/>
          </calcext:conditional-format>
          <calcext:conditional-format calcext:target-range-address="colours.A61:colours.A160">
            <calcext:condition calcext:apply-style-name="ConditionalStyle_10" calcext:value="&gt;0" calcext:base-cell-address="colours.A61"/>
          </calcext:conditional-format>
          <calcext:conditional-format calcext:target-range-address="colours.BD28:colours.BD28 colours.BD30:colours.BD30 colours.BD32:colours.BD32 colours.BD34:colours.BD34 colours.BD36:colours.BD36 colours.BD38:colours.BD38 colours.BD40:colours.BD40 colours.BD42:colours.BD42 colours.BD44:colours.BD44 colours.BD46:colours.BD46 colours.BD48:colours.BD48 colours.BD50:colours.BD50 colours.BD52:colours.BD52 colours.BD54:colours.BD54 colours.BD56:colours.BD56 colours.BD58:colours.BD58 colours.BD60:colours.BD60 colours.BD62:colours.BD62">
            <calcext:condition calcext:apply-style-name="ConditionalStyle_10" calcext:value="&gt;0" calcext:base-cell-address="colours.BD28"/>
          </calcext:conditional-format>
          <calcext:conditional-format calcext:target-range-address="colours.AP28:colours.AQ159">
            <calcext:condition calcext:apply-style-name="ConditionalStyle_10" calcext:value="&gt;0" calcext:base-cell-address="colours.AP28"/>
          </calcext:conditional-format>
        </calcext:conditional-formats>
      </table:table>
      <table:table table:name="storage" table:style-name="ta3">
        <office:forms form:automatic-focus="false" form:apply-design-mode="false"/>
        <table:table-column table:style-name="co20" table:default-cell-style-name="ce25"/>
        <table:table-column table:style-name="co40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 table:number-rows-repeated="2">
          <table:table-cell table:style-name="ce208"/>
          <table:table-cell/>
        </table:table-row>
        <table:table-row table:style-name="ro1">
          <table:table-cell table:style-name="ce209"/>
          <table:table-cell/>
        </table:table-row>
        <table:table-row table:style-name="ro1" table:number-rows-repeated="2">
          <table:table-cell table:style-name="ce208"/>
          <table:table-cell/>
        </table:table-row>
        <table:table-row table:style-name="ro1">
          <table:table-cell table:style-name="ce209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palette" table:style-name="ta4">
        <office:forms form:automatic-focus="false" form:apply-design-mode="false"/>
        <table:table-column table:style-name="co41" table:default-cell-style-name="ce342"/>
        <table:table-column table:style-name="co41" table:default-cell-style-name="ce347"/>
        <table:table-column table:style-name="co42" table:number-columns-repeated="16" table:default-cell-style-name="ce342"/>
        <table:table-column table:style-name="co43" table:default-cell-style-name="ce342"/>
        <table:table-column table:style-name="co44" table:default-cell-style-name="ce342"/>
        <table:table-column table:style-name="co45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5">
        <table:table-column table:style-name="co46" table:default-cell-style-name="ce342"/>
        <table:table-column table:style-name="co20" table:default-cell-style-name="Default"/>
        <table:table-column table:style-name="co20" table:default-cell-style-name="ce347"/>
        <table:table-column table:style-name="co47" table:default-cell-style-name="ce342"/>
        <table:table-column table:style-name="co48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46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46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4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4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46" office:value-type="string" calcext:value-type="string" table:number-columns-spanned="2" table:number-rows-spanned="4">
            <text:p>Houses</text:p>
          </table:table-cell>
          <table:covered-table-cell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46" office:value-type="string" calcext:value-type="string" table:number-columns-spanned="1" table:number-rows-spanned="2">
            <text:p>Houses</text:p>
          </table:table-cell>
          <table:covered-table-cell table:number-columns-repeated="2"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46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46" office:value-type="string" calcext:value-type="string" table:number-columns-spanned="3" table:number-rows-spanned="4">
            <text:p>Houses</text:p>
          </table:table-cell>
          <table:covered-table-cell table:number-columns-repeated="2"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46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4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49" table:default-cell-style-name="ce342"/>
        <table:table-column table:style-name="co50" table:default-cell-style-name="ce342"/>
        <table:table-column table:style-name="co51" table:default-cell-style-name="ce342"/>
        <table:table-column table:style-name="co52" table:default-cell-style-name="ce342"/>
        <table:table-column table:style-name="co53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3;0);&quot;ID not in use&quot;)" office:value-type="string" office:string-value="alpha" calcext:value-type="string">
            <text:p>alpha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806" table:formula="of:=[.D2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3;0);&quot;ID not in use&quot;)" office:value-type="string" office:string-value="alpha" calcext:value-type="string">
            <text:p>alpha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806" table:formula="of:=[.D3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3;0);&quot;ID not in use&quot;)" office:value-type="string" office:string-value="alpha" calcext:value-type="string">
            <text:p>alpha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806" table:formula="of:=[.D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3;0);&quot;ID not in use&quot;)" office:value-type="string" office:string-value="alpha" calcext:value-type="string">
            <text:p>alpha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806" table:formula="of:=[.D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3;0);&quot;ID not in use&quot;)" office:value-type="string" office:string-value="alpha" calcext:value-type="string">
            <text:p>alpha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806" table:formula="of:=[.D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3;0);&quot;ID not in use&quot;)" office:value-type="string" office:string-value="alpha" calcext:value-type="string">
            <text:p>alpha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806" table:formula="of:=[.D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3;0);&quot;ID not in use&quot;)" office:value-type="string" office:string-value="alpha" calcext:value-type="string">
            <text:p>alpha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806" table:formula="of:=[.D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3;0);&quot;ID not in use&quot;)" office:value-type="string" office:string-value="alpha" calcext:value-type="string">
            <text:p>alpha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806" table:formula="of:=[.D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3;0);&quot;ID not in use&quot;)" office:value-type="string" office:string-value="alpha" calcext:value-type="string">
            <text:p>alpha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806" table:formula="of:=[.D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3;0);&quot;ID not in use&quot;)" office:value-type="string" office:string-value="alpha" calcext:value-type="string">
            <text:p>alpha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806" table:formula="of:=[.D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3;0);&quot;ID not in use&quot;)" office:value-type="string" office:string-value="alpha" calcext:value-type="string">
            <text:p>alpha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806" table:formula="of:=[.D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3;0);&quot;ID not in use&quot;)" office:value-type="string" office:string-value="alpha" calcext:value-type="string">
            <text:p>alpha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806" table:formula="of:=[.D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3;0);&quot;ID not in use&quot;)" office:value-type="string" office:string-value="alpha" calcext:value-type="string">
            <text:p>alpha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806" table:formula="of:=[.D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3;0);&quot;ID not in use&quot;)" office:value-type="string" office:string-value="alpha" calcext:value-type="string">
            <text:p>alpha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806" table:formula="of:=[.D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3;0);&quot;ID not in use&quot;)" office:value-type="string" office:string-value="alpha" calcext:value-type="string">
            <text:p>alpha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806" table:formula="of:=[.D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3;0);&quot;ID not in use&quot;)" office:value-type="string" office:string-value="alpha" calcext:value-type="string">
            <text:p>alpha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806" table:formula="of:=[.D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3;0);&quot;ID not in use&quot;)" office:value-type="string" office:string-value="alpha" calcext:value-type="string">
            <text:p>alpha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806" table:formula="of:=[.D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3;0);&quot;ID not in use&quot;)" office:value-type="string" office:string-value="alpha" calcext:value-type="string">
            <text:p>alpha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806" table:formula="of:=[.D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3;0);&quot;ID not in use&quot;)" office:value-type="string" office:string-value="alpha" calcext:value-type="string">
            <text:p>alpha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806" table:formula="of:=[.D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3;0);&quot;ID not in use&quot;)" office:value-type="string" office:string-value="alpha" calcext:value-type="string">
            <text:p>alpha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806" table:formula="of:=[.D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3;0);&quot;ID not in use&quot;)" office:value-type="string" office:string-value="alpha" calcext:value-type="string">
            <text:p>alpha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806" table:formula="of:=[.D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3;0);&quot;ID not in use&quot;)" office:value-type="string" office:string-value="alpha" calcext:value-type="string">
            <text:p>alpha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806" table:formula="of:=[.D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3;0);&quot;ID not in use&quot;)" office:value-type="string" office:string-value="alpha" calcext:value-type="string">
            <text:p>alpha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806" table:formula="of:=[.D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3;0);&quot;ID not in use&quot;)" office:value-type="string" office:string-value="alpha" calcext:value-type="string">
            <text:p>alpha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806" table:formula="of:=[.D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3;0);&quot;ID not in use&quot;)" office:value-type="string" office:string-value="alpha" calcext:value-type="string">
            <text:p>alpha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806" table:formula="of:=[.D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3;0);&quot;ID not in use&quot;)" office:value-type="string" office:string-value="alpha" calcext:value-type="string">
            <text:p>alpha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806" table:formula="of:=[.D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3;0);&quot;ID not in use&quot;)" office:value-type="string" office:string-value="alpha" calcext:value-type="string">
            <text:p>alpha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806" table:formula="of:=[.D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3;0);&quot;ID not in use&quot;)" office:value-type="string" office:string-value="alpha" calcext:value-type="string">
            <text:p>alpha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806" table:formula="of:=[.D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3;0);&quot;ID not in use&quot;)" office:value-type="string" office:string-value="alpha" calcext:value-type="string">
            <text:p>alpha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806" table:formula="of:=[.D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3;0);&quot;ID not in use&quot;)" office:value-type="string" office:string-value="alpha" calcext:value-type="string">
            <text:p>alpha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806" table:formula="of:=[.D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3;0);&quot;ID not in use&quot;)" office:value-type="string" office:string-value="alpha" calcext:value-type="string">
            <text:p>alpha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806" table:formula="of:=[.D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3;0);&quot;ID not in use&quot;)" office:value-type="string" office:string-value="alpha" calcext:value-type="string">
            <text:p>alpha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806" table:formula="of:=[.D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3;0);&quot;ID not in use&quot;)" office:value-type="string" office:string-value="alpha" calcext:value-type="string">
            <text:p>alpha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806" table:formula="of:=[.D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3;0);&quot;ID not in use&quot;)" office:value-type="string" office:string-value="alpha" calcext:value-type="string">
            <text:p>alpha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806" table:formula="of:=[.D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3;0);&quot;ID not in use&quot;)" office:value-type="string" office:string-value="alpha" calcext:value-type="string">
            <text:p>alpha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806" table:formula="of:=[.D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3;0);&quot;ID not in use&quot;)" office:value-type="string" office:string-value="alpha" calcext:value-type="string">
            <text:p>alpha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806" table:formula="of:=[.D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3;0);&quot;ID not in use&quot;)" office:value-type="string" office:string-value="alpha" calcext:value-type="string">
            <text:p>alpha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806" table:formula="of:=[.D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3;0);&quot;ID not in use&quot;)" office:value-type="string" office:string-value="alpha" calcext:value-type="string">
            <text:p>alpha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806" table:formula="of:=[.D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3;0);&quot;ID not in use&quot;)" office:value-type="string" office:string-value="alpha" calcext:value-type="string">
            <text:p>alpha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806" table:formula="of:=[.D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3;0);&quot;ID not in use&quot;)" office:value-type="string" office:string-value="alpha" calcext:value-type="string">
            <text:p>alpha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806" table:formula="of:=[.D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3;0);&quot;ID not in use&quot;)" office:value-type="string" office:string-value="alpha" calcext:value-type="string">
            <text:p>alpha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806" table:formula="of:=[.D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3;0);&quot;ID not in use&quot;)" office:value-type="string" office:string-value="alpha" calcext:value-type="string">
            <text:p>alpha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806" table:formula="of:=[.D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3;0);&quot;ID not in use&quot;)" office:value-type="string" office:string-value="alpha" calcext:value-type="string">
            <text:p>alpha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806" table:formula="of:=[.D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3;0);&quot;ID not in use&quot;)" office:value-type="string" office:string-value="alpha" calcext:value-type="string">
            <text:p>alpha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806" table:formula="of:=[.D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3;0);&quot;ID not in use&quot;)" office:value-type="string" office:string-value="alpha" calcext:value-type="string">
            <text:p>alpha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806" table:formula="of:=[.D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3;0);&quot;ID not in use&quot;)" office:value-type="string" office:string-value="alpha" calcext:value-type="string">
            <text:p>alpha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806" table:formula="of:=[.D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3;0);&quot;ID not in use&quot;)" office:value-type="string" office:string-value="alpha" calcext:value-type="string">
            <text:p>alpha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806" table:formula="of:=[.D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3;0);&quot;ID not in use&quot;)" office:value-type="string" office:string-value="alpha" calcext:value-type="string">
            <text:p>alpha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806" table:formula="of:=[.D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3;0);&quot;ID not in use&quot;)" office:value-type="string" office:string-value="alpha" calcext:value-type="string">
            <text:p>alpha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806" table:formula="of:=[.D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3;0);&quot;ID not in use&quot;)" office:value-type="string" office:string-value="alpha" calcext:value-type="string">
            <text:p>alpha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806" table:formula="of:=[.D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3;0);&quot;ID not in use&quot;)" office:value-type="string" office:string-value="alpha" calcext:value-type="string">
            <text:p>alpha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806" table:formula="of:=[.D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806" table:formula="of:=[.D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3;0);&quot;ID not in use&quot;)" office:value-type="string" office:string-value="alpha" calcext:value-type="string">
            <text:p>alpha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806" table:formula="of:=[.D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3;0);&quot;ID not in use&quot;)" office:value-type="string" office:string-value="alpha" calcext:value-type="string">
            <text:p>alpha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806" table:formula="of:=[.D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3;0);&quot;ID not in use&quot;)" office:value-type="string" office:string-value="alpha" calcext:value-type="string">
            <text:p>alpha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806" table:formula="of:=[.D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3;0);&quot;ID not in use&quot;)" office:value-type="string" office:string-value="alpha" calcext:value-type="string">
            <text:p>alpha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806" table:formula="of:=[.D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3;0);&quot;ID not in use&quot;)" office:value-type="string" office:string-value="alpha" calcext:value-type="string">
            <text:p>alpha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806" table:formula="of:=[.D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3;0);&quot;ID not in use&quot;)" office:value-type="string" office:string-value="alpha" calcext:value-type="string">
            <text:p>alpha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806" table:formula="of:=[.D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3;0);&quot;ID not in use&quot;)" office:value-type="string" office:string-value="alpha" calcext:value-type="string">
            <text:p>alpha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806" table:formula="of:=[.D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3;0);&quot;ID not in use&quot;)" office:value-type="string" office:string-value="alpha" calcext:value-type="string">
            <text:p>alpha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806" table:formula="of:=[.D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3;0);&quot;ID not in use&quot;)" office:value-type="string" office:string-value="alpha" calcext:value-type="string">
            <text:p>alpha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806" table:formula="of:=[.D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3;0);&quot;ID not in use&quot;)" office:value-type="string" office:string-value="alpha" calcext:value-type="string">
            <text:p>alpha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806" table:formula="of:=[.D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3;0);&quot;ID not in use&quot;)" office:value-type="string" office:string-value="alpha" calcext:value-type="string">
            <text:p>alpha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806" table:formula="of:=[.D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806" table:formula="of:=[.D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3;0);&quot;ID not in use&quot;)" office:value-type="string" office:string-value="alpha" calcext:value-type="string">
            <text:p>alpha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806" table:formula="of:=[.D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3;0);&quot;ID not in use&quot;)" office:value-type="string" office:string-value="alpha" calcext:value-type="string">
            <text:p>alpha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806" table:formula="of:=[.D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3;0);&quot;ID not in use&quot;)" office:value-type="string" office:string-value="alpha" calcext:value-type="string">
            <text:p>alpha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806" table:formula="of:=[.D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3;0);&quot;ID not in use&quot;)" office:value-type="string" office:string-value="alpha" calcext:value-type="string">
            <text:p>alpha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806" table:formula="of:=[.D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3;0);&quot;ID not in use&quot;)" office:value-type="string" office:string-value="alpha" calcext:value-type="string">
            <text:p>alpha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806" table:formula="of:=[.D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3;0);&quot;ID not in use&quot;)" office:value-type="string" office:string-value="alpha" calcext:value-type="string">
            <text:p>alpha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806" table:formula="of:=[.D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3;0);&quot;ID not in use&quot;)" office:value-type="string" office:string-value="alpha" calcext:value-type="string">
            <text:p>alpha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806" table:formula="of:=[.D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3;0);&quot;ID not in use&quot;)" office:value-type="string" office:string-value="alpha" calcext:value-type="string">
            <text:p>alpha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806" table:formula="of:=[.D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3;0);&quot;ID not in use&quot;)" office:value-type="string" office:string-value="alpha" calcext:value-type="string">
            <text:p>alpha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806" table:formula="of:=[.D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3;0);&quot;ID not in use&quot;)" office:value-type="string" office:string-value="alpha" calcext:value-type="string">
            <text:p>alpha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806" table:formula="of:=[.D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3;0);&quot;ID not in use&quot;)" office:value-type="string" office:string-value="alpha" calcext:value-type="string">
            <text:p>alpha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806" table:formula="of:=[.D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3;0);&quot;ID not in use&quot;)" office:value-type="string" office:string-value="alpha" calcext:value-type="string">
            <text:p>alpha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806" table:formula="of:=[.D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3;0);&quot;ID not in use&quot;)" office:value-type="string" office:string-value="bravo" calcext:value-type="string">
            <text:p>bravo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806" table:formula="of:=[.D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3;0);&quot;ID not in use&quot;)" office:value-type="string" office:string-value="alpha" calcext:value-type="string">
            <text:p>alpha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806" table:formula="of:=[.D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3;0);&quot;ID not in use&quot;)" office:value-type="string" office:string-value="bravo" calcext:value-type="string">
            <text:p>bravo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806" table:formula="of:=[.D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3;0);&quot;ID not in use&quot;)" office:value-type="string" office:string-value="alpha" calcext:value-type="string">
            <text:p>alpha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806" table:formula="of:=[.D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3;0);&quot;ID not in use&quot;)" office:value-type="string" office:string-value="alpha" calcext:value-type="string">
            <text:p>alpha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806" table:formula="of:=[.D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3;0);&quot;ID not in use&quot;)" office:value-type="string" office:string-value="alpha" calcext:value-type="string">
            <text:p>alpha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806" table:formula="of:=[.D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3;0);&quot;ID not in use&quot;)" office:value-type="string" office:string-value="alpha" calcext:value-type="string">
            <text:p>alpha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806" table:formula="of:=[.D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3;0);&quot;ID not in use&quot;)" office:value-type="string" office:string-value="bravo" calcext:value-type="string">
            <text:p>bravo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806" table:formula="of:=[.D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3;0);&quot;ID not in use&quot;)" office:value-type="string" office:string-value="alpha" calcext:value-type="string">
            <text:p>alpha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806" table:formula="of:=[.D1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3;0);&quot;ID not in use&quot;)" office:value-type="string" office:string-value="alpha" calcext:value-type="string">
            <text:p>alpha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806" table:formula="of:=[.D1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806" table:formula="of:=[.D1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3;0);&quot;ID not in use&quot;)" office:value-type="string" office:string-value="alpha" calcext:value-type="string">
            <text:p>alpha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806" table:formula="of:=[.D1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806" table:formula="of:=[.D1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3;0);&quot;ID not in use&quot;)" office:value-type="string" office:string-value="alpha" calcext:value-type="string">
            <text:p>alpha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806" table:formula="of:=[.D1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806" table:formula="of:=[.D1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3;0);&quot;ID not in use&quot;)" office:value-type="string" office:string-value="alpha" calcext:value-type="string">
            <text:p>alpha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806" table:formula="of:=[.D1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806" table:formula="of:=[.D1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3;0);&quot;ID not in use&quot;)" office:value-type="string" office:string-value="alpha" calcext:value-type="string">
            <text:p>alpha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806" table:formula="of:=[.D1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3;0);&quot;ID not in use&quot;)" office:value-type="string" office:string-value="alpha" calcext:value-type="string">
            <text:p>alpha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806" table:formula="of:=[.D1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806" table:formula="of:=[.D1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3;0);&quot;ID not in use&quot;)" office:value-type="string" office:string-value="alpha" calcext:value-type="string">
            <text:p>alpha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806" table:formula="of:=[.D1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3;0);&quot;ID not in use&quot;)" office:value-type="string" office:string-value="alpha" calcext:value-type="string">
            <text:p>alpha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806" table:formula="of:=[.D1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3;0);&quot;ID not in use&quot;)" office:value-type="string" office:string-value="alpha" calcext:value-type="string">
            <text:p>alpha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806" table:formula="of:=[.D1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3;0);&quot;ID not in use&quot;)" office:value-type="string" office:string-value="alpha" calcext:value-type="string">
            <text:p>alpha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806" table:formula="of:=[.D1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3;0);&quot;ID not in use&quot;)" office:value-type="string" office:string-value="alpha" calcext:value-type="string">
            <text:p>alpha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806" table:formula="of:=[.D1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3;0);&quot;ID not in use&quot;)" office:value-type="string" office:string-value="alpha" calcext:value-type="string">
            <text:p>alpha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806" table:formula="of:=[.D1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3;0);&quot;ID not in use&quot;)" office:value-type="string" office:string-value="alpha" calcext:value-type="string">
            <text:p>alpha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806" table:formula="of:=[.D1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3;0);&quot;ID not in use&quot;)" office:value-type="string" office:string-value="alpha" calcext:value-type="string">
            <text:p>alpha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806" table:formula="of:=[.D1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3;0);&quot;ID not in use&quot;)" office:value-type="string" office:string-value="alpha" calcext:value-type="string">
            <text:p>alpha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806" table:formula="of:=[.D1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3;0);&quot;ID not in use&quot;)" office:value-type="string" office:string-value="alpha" calcext:value-type="string">
            <text:p>alpha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806" table:formula="of:=[.D1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3;0);&quot;ID not in use&quot;)" office:value-type="string" office:string-value="alpha" calcext:value-type="string">
            <text:p>alpha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806" table:formula="of:=[.D1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3;0);&quot;ID not in use&quot;)" office:value-type="string" office:string-value="alpha" calcext:value-type="string">
            <text:p>alpha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806" table:formula="of:=[.D1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3;0);&quot;ID not in use&quot;)" office:value-type="string" office:string-value="alpha" calcext:value-type="string">
            <text:p>alpha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806" table:formula="of:=[.D1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3;0);&quot;ID not in use&quot;)" office:value-type="string" office:string-value="alpha" calcext:value-type="string">
            <text:p>alpha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806" table:formula="of:=[.D1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3;0);&quot;ID not in use&quot;)" office:value-type="string" office:string-value="alpha" calcext:value-type="string">
            <text:p>alpha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806" table:formula="of:=[.D1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3;0);&quot;ID not in use&quot;)" office:value-type="string" office:string-value="alpha" calcext:value-type="string">
            <text:p>alpha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806" table:formula="of:=[.D1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3;0);&quot;ID not in use&quot;)" office:value-type="string" office:string-value="alpha" calcext:value-type="string">
            <text:p>alpha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806" table:formula="of:=[.D1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3;0);&quot;ID not in use&quot;)" office:value-type="string" office:string-value="alpha" calcext:value-type="string">
            <text:p>alpha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806" table:formula="of:=[.D1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3;0);&quot;ID not in use&quot;)" office:value-type="string" office:string-value="alpha" calcext:value-type="string">
            <text:p>alpha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806" table:formula="of:=[.D1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3;0);&quot;ID not in use&quot;)" office:value-type="string" office:string-value="bravo" calcext:value-type="string">
            <text:p>bravo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806" table:formula="of:=[.D1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3;0);&quot;ID not in use&quot;)" office:value-type="string" office:string-value="alpha" calcext:value-type="string">
            <text:p>alpha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806" table:formula="of:=[.D1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3;0);&quot;ID not in use&quot;)" office:value-type="string" office:string-value="alpha" calcext:value-type="string">
            <text:p>alpha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806" table:formula="of:=[.D1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3;0);&quot;ID not in use&quot;)" office:value-type="string" office:string-value="alpha" calcext:value-type="string">
            <text:p>alpha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806" table:formula="of:=[.D1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3;0);&quot;ID not in use&quot;)" office:value-type="string" office:string-value="alpha" calcext:value-type="string">
            <text:p>alpha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806" table:formula="of:=[.D1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3;0);&quot;ID not in use&quot;)" office:value-type="string" office:string-value="alpha" calcext:value-type="string">
            <text:p>alpha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806" table:formula="of:=[.D1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3;0);&quot;ID not in use&quot;)" office:value-type="string" office:string-value="alpha" calcext:value-type="string">
            <text:p>alpha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806" table:formula="of:=[.D1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3;0);&quot;ID not in use&quot;)" office:value-type="string" office:string-value="alpha" calcext:value-type="string">
            <text:p>alpha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806" table:formula="of:=[.D1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3;0);&quot;ID not in use&quot;)" office:value-type="string" office:string-value="alpha" calcext:value-type="string">
            <text:p>alpha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806" table:formula="of:=[.D1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3;0);&quot;ID not in use&quot;)" office:value-type="string" office:string-value="alpha" calcext:value-type="string">
            <text:p>alpha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806" table:formula="of:=[.D1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3;0);&quot;ID not in use&quot;)" office:value-type="string" office:string-value="alpha" calcext:value-type="string">
            <text:p>alpha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806" table:formula="of:=[.D1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3;0);&quot;ID not in use&quot;)" office:value-type="string" office:string-value="alpha" calcext:value-type="string">
            <text:p>alpha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806" table:formula="of:=[.D1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3;0);&quot;ID not in use&quot;)" office:value-type="string" office:string-value="alpha" calcext:value-type="string">
            <text:p>alpha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806" table:formula="of:=[.D1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3;0);&quot;ID not in use&quot;)" office:value-type="string" office:string-value="alpha" calcext:value-type="string">
            <text:p>alpha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806" table:formula="of:=[.D1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3;0);&quot;ID not in use&quot;)" office:value-type="string" office:string-value="alpha" calcext:value-type="string">
            <text:p>alpha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806" table:formula="of:=[.D1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3;0);&quot;ID not in use&quot;)" office:value-type="string" office:string-value="alpha" calcext:value-type="string">
            <text:p>alpha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806" table:formula="of:=[.D1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3;0);&quot;ID not in use&quot;)" office:value-type="string" office:string-value="alpha" calcext:value-type="string">
            <text:p>alpha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806" table:formula="of:=[.D1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3;0);&quot;ID not in use&quot;)" office:value-type="string" office:string-value="alpha" calcext:value-type="string">
            <text:p>alpha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806" table:formula="of:=[.D1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3;0);&quot;ID not in use&quot;)" office:value-type="string" office:string-value="alpha" calcext:value-type="string">
            <text:p>alpha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806" table:formula="of:=[.D1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3;0);&quot;ID not in use&quot;)" office:value-type="string" office:string-value="alpha" calcext:value-type="string">
            <text:p>alpha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806" table:formula="of:=[.D1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3;0);&quot;ID not in use&quot;)" office:value-type="string" office:string-value="alpha" calcext:value-type="string">
            <text:p>alpha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806" table:formula="of:=[.D1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3;0);&quot;ID not in use&quot;)" office:value-type="string" office:string-value="alpha" calcext:value-type="string">
            <text:p>alpha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806" table:formula="of:=[.D1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3;0);&quot;ID not in use&quot;)" office:value-type="string" office:string-value="alpha" calcext:value-type="string">
            <text:p>alpha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806" table:formula="of:=[.D1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3;0);&quot;ID not in use&quot;)" office:value-type="string" office:string-value="alpha" calcext:value-type="string">
            <text:p>alpha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806" table:formula="of:=[.D1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3;0);&quot;ID not in use&quot;)" office:value-type="string" office:string-value="alpha" calcext:value-type="string">
            <text:p>alpha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806" table:formula="of:=[.D1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3;0);&quot;ID not in use&quot;)" office:value-type="string" office:string-value="alpha" calcext:value-type="string">
            <text:p>alpha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806" table:formula="of:=[.D1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3;0);&quot;ID not in use&quot;)" office:value-type="string" office:string-value="alpha" calcext:value-type="string">
            <text:p>alpha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806" table:formula="of:=[.D1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3;0);&quot;ID not in use&quot;)" office:value-type="string" office:string-value="alpha" calcext:value-type="string">
            <text:p>alpha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806" table:formula="of:=[.D1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3;0);&quot;ID not in use&quot;)" office:value-type="string" office:string-value="alpha" calcext:value-type="string">
            <text:p>alpha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806" table:formula="of:=[.D1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3;0);&quot;ID not in use&quot;)" office:value-type="string" office:string-value="alpha" calcext:value-type="string">
            <text:p>alpha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806" table:formula="of:=[.D2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806" table:formula="of:=[.D2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806" table:formula="of:=[.D2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806" table:formula="of:=[.D2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3;0);&quot;ID not in use&quot;)" office:value-type="string" office:string-value="alpha" calcext:value-type="string">
            <text:p>alpha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806" table:formula="of:=[.D2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806" table:formula="of:=[.D2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806" table:formula="of:=[.D2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806" table:formula="of:=[.D2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3;0);&quot;ID not in use&quot;)" office:value-type="string" office:string-value="alpha" calcext:value-type="string">
            <text:p>alpha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806" table:formula="of:=[.D2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806" table:formula="of:=[.D2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806" table:formula="of:=[.D2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806" table:formula="of:=[.D2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3;0);&quot;ID not in use&quot;)" office:value-type="string" office:string-value="manual" calcext:value-type="string">
            <text:p>manual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806" table:formula="of:=[.D2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806" table:formula="of:=[.D2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806" table:formula="of:=[.D2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806" table:formula="of:=[.D2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3;0);&quot;ID not in use&quot;)" office:value-type="string" office:string-value="bravo" calcext:value-type="string">
            <text:p>bravo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806" table:formula="of:=[.D2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806" table:formula="of:=[.D2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806" table:formula="of:=[.D2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806" table:formula="of:=[.D2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3;0);&quot;ID not in use&quot;)" office:value-type="string" office:string-value="alpha" calcext:value-type="string">
            <text:p>alpha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806" table:formula="of:=[.D2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806" table:formula="of:=[.D2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806" table:formula="of:=[.D2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806" table:formula="of:=[.D2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3">
        <table:table-column table:style-name="co20" table:number-columns-repeated="2" table:default-cell-style-name="Default"/>
        <table:table-column table:style-name="co54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F144" table:display-filter-buttons="true">
          <table:filter>
            <table:filter-and>
              <table:filter-condition table:value="shibuyat_l" table:operator="=" table:field-number="0">
                <table:filter-set-item table:value="shibuyat_l"/>
                <table:filter-set-item table:value="shirokiya"/>
              </table:filter-condition>
            </table:filter-and>
          </table:filter>
        </table:database-range>
        <table:database-range table:name="__Anonymous_Sheet_DB__1" table:target-range-address="colours.A1:colours.B15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0">00/00/0000</text:date>, <text:time style:data-style-name="N2" text:time-value="16:27:42.6018423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8-20T18:05:12.092013384</dc:date>
    <meta:editing-cycles>1089</meta:editing-cycles>
    <meta:editing-duration>P112DT6H52M34S</meta:editing-duration>
    <meta:generator>LibreOffice/25.2.5.2$Linux_X86_64 LibreOffice_project/520$Build-2</meta:generator>
    <meta:document-statistic meta:table-count="8" meta:cell-count="19443" meta:object-count="0"/>
    <meta:user-defined meta:name="AppVersion">15.0000</meta:user-defined>
  </office:meta>
</office:document-meta>
</file>